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Bitstream Vera Sans1" svg:font-family="'Bitstream Vera Sans'" style:font-pitch="variable"/>
    <style:font-face style:name="Lucida Sans" svg:font-family="'Lucid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2"/>
    <style:style style:name="P4" style:family="paragraph" style:parent-style-name="Text_20_body" style:list-style-name="L3"/>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wcimomd Threading and Locking Architecture</text:h>
      <text:p text:style-name="P2"/>
      <text:p text:style-name="Heading">Threading</text:p>
      <text:h text:style-name="Heading_20_2" text:outline-level="2">Long Running Required Threads</text:h>
      <text:p text:style-name="Text_20_body">Within owcimomd, there are three threads that are always running:</text:p>
      <text:list text:style-name="L2">
        <text:list-item>
          <text:p text:style-name="P3">The initial thread that is running main(). This thread does all initialization and shutdown. After initialization, it runs the CIMOMEnvironment select engine. This is a reactor pattern, which dispatches calls to HTTPServer when a new connection is established by a client. HTTPServer adds work to a thread pool for each incoming connection.</text:p>
        </text:list-item>
        <text:list-item>
          <text:p text:style-name="P3">IndicationServerImplThread. This thread does all the processing of indications and subscription life cycle management.</text:p>
        </text:list-item>
        <text:list-item>
          <text:p text:style-name="P3">PollingManagerThread. This thread is responsible for keeping track of when polled providers need to be called and then initiating a call in a separate thread by adding work to it's thread pool. This thread is not strictly necessary, if the SelectEngine code was enhance to support timers, then it could be merged with the main thread.</text:p>
        </text:list-item>
      </text:list>
      <text:p text:style-name="Text_20_body">These threads are all started during owcimomd initialization and stopped during shutdown.</text:p>
      <text:h text:style-name="Heading_20_2" text:outline-level="2">Optional Long Running Threads</text:h>
      <text:p text:style-name="Text_20_body">Long running threads may be started by indication providers. These aren't part of owcimomd, but indication providers are allowed to use threads to detect external state changes and asynchronously raise alert indications. Typically, an indication provider should start the thread when the first subscription is activated, and stop the thread when the last subscription is deactivated.</text:p>
      <text:h text:style-name="Heading_20_2" text:outline-level="2">Thread Pools in use</text:h>
      <text:list text:style-name="L3">
        <text:list-item>
          <text:p text:style-name="P4">HTTPServer's thread pool runs HTTPSvrConnection::run(). Each connection is handled in it's own thread.</text:p>
        </text:list-item>
        <text:list-item>
          <text:p text:style-name="P4">IndicationServerImplThread has two thread pools. One runs the indication export providers. Each indication export operation is done by a thread. The other thread pool is used to run threads that make modifications to the indication server's internal state when subscriptions are created, deleted or modified. These changes have to happen in another thread, instead of in the thread that initiated the request in order to circumvent a potential deadlock.</text:p>
        </text:list-item>
        <text:list-item>
          <text:p text:style-name="P4">PollingManager's thread pool is used to call polled provider's poll(). Each poll() invocation happens in a separate thread.</text:p>
        </text:list-item>
        <text:list-item>
          <text:p text:style-name="P4">OOPProtocolCPP1 uses a thread pool to handle callbacks from an out of process provider. When a provider creates a CIMOMHandle, it sends a request to OOPProtocolCPP1, which then creates a new connection and initiates a new thread to handle the requests. The threads terminate when the connection terminates, or when the provider request is finished and the thread pool is shutdown.</text:p>
        </text:list-item>
      </text:list>
      <text:h text:style-name="Heading_20_2" text:outline-level="2">Thread pool behavior, management and configuration</text:h>
      <text:p text:style-name="Text_20_body">The ThreadPool class supports three different styles: fixed size, dynamic size, and dynamic size no queue. A ThreadPool instance has a queue of work to do. The queue can have a fixed maximum size, be limited to a maximum size equal to the number of non-busy threads, or can be unlimited. All of the configurable thread pools in owcimomd use the dynamic size style, so the other styles will not be discussed here. </text:p>
      <text:p text:style-name="Text_20_body"><text:tab/>With a dynamic size style, there are two parameters that control how many resources the thread pool uses. First is the maximum number of threads that will be run simultaneously. The number of threads is not kept constant. When new work is added to the queue, the number of working threads is checked, and if the maximum hasn't been reached, a new thread will be started to handle the work. If the maximum number of threads are already running, a new thread isn't started, and the work will wait on the queue until one of the existing threads finishes it's current work and checks for more on the queue. If the queue is full, the caller can block in addWork() until the queue is no longer full and the work has been inserted, or the caller can call tryAddWork() which will not block indefinitely (a timeout can be specified) and return false if the queue is still full when the timeout expires.</text:p>
      <text:p text:style-name="Text_20_body"><text:tab/>The HTTPServer thread pool is configured by the http_server.max_connections configuration option. The max number of threads is set to the value, and the queue size is set to 100 times the value.</text:p>
      <text:p text:style-name="Text_20_body"><text:tab/>The PollingManager thread pool is configured by the owcimomd.polling_manager_max_threads configuration option. The max number of threads is set to the value, and the queue size is set to 10 times the value.</text:p>
      <text:p text:style-name="Text_20_body"><text:tab/>The IndicationServerImplThread indication export thread pool is configured by the owcimomd.max_indication_export_threads configuration option. <text:s/>The max number of threads is set to the value, and the queue size is set to 100 times the value. The other IndicationServerImplThread thread pool has one thread, no queue limit, and is not configurable.</text:p>
      <text:p text:style-name="Text_20_body"><text:tab/>The OOPProtocolCPP1 thread pool is a dynamic size no queue style. It is not configurable, and allows for a total of 10 threads and queue entries.</text:p>
      <text:p text:style-name="Text_20_body"><text:tab/></text:p>
      <text:p text:style-name="Heading">Locking</text:p>
      <text:h text:style-name="Heading_20_2" text:outline-level="2">Read/Write Locking Scheme</text:h>
      <text:p text:style-name="Text_20_body">One of the goals for OpenWBEM is to make it as easy and error-free as possible to write providers. Another is to provide low latency responses, even if multiple requests are being made in parallel. To strike a balance between these goals, owcimomd uses two read/write locks to control which WBEM operations can be executed in parallel or in serial. WBEM query operations (ones that have no side effects) require a read lock. Any number of query operations can execute in parallel. Command operations that have side effects require a write lock, so that while it executes, no other operations are executing. Extrinsic methods are currently considered to be command operations and require the write lock, because owcimomd currently has no mechanism to know if an extrinsic method has side effects or not, so it must be assumed that it does. One lock is used for schema operations. Instance operations will acquire the appropriate schema lock as well as the second lock. This allows for a slightly finer granularity. For instance, a ModifyInstance operation would need a read lock for the schema, and a write lock for the instances. It could execute in parallel with a EnumerateClasses operation, but not in parallel with an EnumerateInstances operation.</text:p>
      <text:p text:style-name="Text_20_body"><text:tab/>This design makes it simpler and less error-prone to write providers that must exist in a threaded environment. Many data structures are suitable to being used by multiple readers or a single writer without needing any locking. This model is also easier to reason about and the risk of deadlocks is lower. It also allows the provider to assume a consistent environment. It is impossible for the schema or instances to change while the provider is executing because of the locking. This makes it much easier to write a provider correctly. If the WBEM environment can change while a provider is running, all sorts of inconsistencies and bugs are possible.</text:p>
      <text:p text:style-name="Text_20_body"><text:tab/>As for allowing for low latency responses, query operations can execute in parallel. Some query operations can take a long time to execute, but this doesn't present a delay for simultaneous query operations. Command operations can only execute in serial, however, most command operations are fast. One source of bad latency is for a command operation that has to wait until a long-running query operation is finished. There are also some extrinsic method providers which may take a long time to execute, preventing other operations from executing. The existence of two locks, one for the schema and one for instances allows a bit more parallelism than if there were only one.</text:p>
      <text:p text:style-name="Text_20_body"><text:tab/>Beginning with OpenWBEM 4.0.0, the RWLocker class (used to implement the read write locking) was enhanced to support recursive locking and read to write lock upgrading. This greatly enhances the flexibility. Previously great care had to be taken that once the lock was acquired that the same thread didn't try to acquire the lock again, causing an Deadlock exception. Recursive locking solved this problem. Previously it was incorrect and non-thread-safe for a query operation that only has the read lock to safely have side effects (e.g. saving some data in a cache in the repository) which require a write lock. Lock upgrading solves this problem.</text:p>
      <text:h text:style-name="Heading_20_2" text:outline-level="2">Provider Considerations</text:h>
      <text:p text:style-name="Text_20_body">When writing a provider, the developer must be aware of how threads will effect the provider. The query operations may run in parallel, so the code must be written to be thread safe. Many data structures and the STL implementations of all commonly used C++ compilers make the guarantee that it is safe for multiple threads to perform non-mutable operations on the data structure in parallel. If the provider is using such a structure in such a manner, then it isn't necessary to perform any locking to protect it. This is a common situation. All command operations are performed in serial, so providers do not need to do locking of their internal data structures. owcimomd maintains a consistent environment with regard to the repository (obviously the external environment can't be controlled), so a provider doesn't have to worry about classes or instances in the repository changing while the provider is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Bitstream Vera Sans1" svg:font-family="'Bitstream Vera Sans'" style:font-pitch="variable"/>
    <style:font-face style:name="Lucida Sans" svg:font-family="'Lucida Sans'" style:font-pitch="variable"/>
    <style:font-face style:name="Luxi Sans" svg:font-family="'Luxi San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xi Sans"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5-23T15:42:54</meta:creation-date>
    <dc:date>2006-05-25T14:03:36</dc:date>
    <dc:language>en-US</dc:language>
    <meta:editing-cycles>9</meta:editing-cycles>
    <meta:editing-duration>P1DT21H35M12S</meta:editing-duration>
    <meta:user-defined meta:name="Info 1"/>
    <meta:user-defined meta:name="Info 2"/>
    <meta:user-defined meta:name="Info 3"/>
    <meta:user-defined meta:name="Info 4"/>
    <meta:document-statistic meta:table-count="0" meta:image-count="0" meta:object-count="0" meta:page-count="4" meta:paragraph-count="31" meta:word-count="1466" meta:character-count="8971"/>
  </office:meta>
</office:document-meta>
</file>